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7" number:language="uk" number:country="UA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uk" number:country="UA">
      <number:text-content/>
    </number:text-style>
    <number:currency-style style:name="N10101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1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1P0"/>
    </number:currency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37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1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22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1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2" office:value-type="date" office:date-value="2022-10-29" calcext:value-type="date">
            <text:p>29.10.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1" table:number-rows-repeated="6">
          <table:table-cell table:style-name="ce9"/>
          <table:table-cell table:style-name="ce14"/>
          <table:table-cell table:style-name="ce16"/>
          <table:table-cell table:style-name="ce18"/>
          <table:table-cell table:style-name="ce24" table:number-columns-repeated="3"/>
          <table:table-cell table:number-columns-repeated="1015"/>
        </table:table-row>
        <table:table-row table:style-name="ro1" table:number-rows-repeated="3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Разом</text:p>
          </table:table-cell>
          <table:table-cell/>
          <table:table-cell table:formula="of:=SUM([.C2:.C56])" office:value-type="currency" office:currency="UAH" office:value="1043891.37" calcext:value-type="currency">
            <text:p>1,043,891 грн.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 style:data-style-name="N2" text:time-value="23:31:37.011283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04-10T23:50:49.264999621</dc:date>
    <dc:creator>Віталій Євтушенко</dc:creator>
    <meta:editing-duration>PT5H27M59S</meta:editing-duration>
    <meta:editing-cycles>76</meta:editing-cycles>
    <meta:document-statistic meta:table-count="1" meta:cell-count="193" meta:object-count="0"/>
  </office:meta>
</office:document-meta>
</file>